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69405749" calcext:value-type="float">
            <text:p>1769405749</text:p>
          </table:table-cell>
          <table:table-cell office:value-type="string" calcext:value-type="string">
            <text:p>milissegundos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5743744" calcext:value-type="float">
            <text:p>1775743744</text:p>
          </table:table-cell>
          <table:table-cell office:value-type="string" calcext:value-type="string">
            <text:p>milissegundos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5262445" calcext:value-type="float">
            <text:p>1775262445</text:p>
          </table:table-cell>
          <table:table-cell office:value-type="string" calcext:value-type="string">
            <text:p>milissegundos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91221393" calcext:value-type="float">
            <text:p>1791221393</text:p>
          </table:table-cell>
          <table:table-cell office:value-type="string" calcext:value-type="string">
            <text:p>milissegundos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57629724" calcext:value-type="float">
            <text:p>1757629724</text:p>
          </table:table-cell>
          <table:table-cell office:value-type="string" calcext:value-type="string">
            <text:p>milissegundos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6312693" calcext:value-type="float">
            <text:p>1786312693</text:p>
          </table:table-cell>
          <table:table-cell office:value-type="string" calcext:value-type="string">
            <text:p>milissegundos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4651879" calcext:value-type="float">
            <text:p>1774651879</text:p>
          </table:table-cell>
          <table:table-cell office:value-type="string" calcext:value-type="string">
            <text:p>milissegundos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1393733" calcext:value-type="float">
            <text:p>1781393733</text:p>
          </table:table-cell>
          <table:table-cell office:value-type="string" calcext:value-type="string">
            <text:p>milissegundos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6331511" calcext:value-type="float">
            <text:p>1786331511</text:p>
          </table:table-cell>
          <table:table-cell office:value-type="string" calcext:value-type="string">
            <text:p>milissegundos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5673577" calcext:value-type="float">
            <text:p>1775673577</text:p>
          </table:table-cell>
          <table:table-cell office:value-type="string" calcext:value-type="string">
            <text:p>milissegundos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5524140" calcext:value-type="float">
            <text:p>1785524140</text:p>
          </table:table-cell>
          <table:table-cell office:value-type="string" calcext:value-type="string">
            <text:p>milissegundos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59180128" calcext:value-type="float">
            <text:p>1759180128</text:p>
          </table:table-cell>
          <table:table-cell office:value-type="string" calcext:value-type="string">
            <text:p>milissegundos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0871686" calcext:value-type="float">
            <text:p>1780871686</text:p>
          </table:table-cell>
          <table:table-cell office:value-type="string" calcext:value-type="string">
            <text:p>milissegundos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63923197" calcext:value-type="float">
            <text:p>1763923197</text:p>
          </table:table-cell>
          <table:table-cell office:value-type="string" calcext:value-type="string">
            <text:p>milissegundos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1963952" calcext:value-type="float">
            <text:p>1781963952</text:p>
          </table:table-cell>
          <table:table-cell office:value-type="string" calcext:value-type="string">
            <text:p>milissegundos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13892143" calcext:value-type="float">
            <text:p>1813892143</text:p>
          </table:table-cell>
          <table:table-cell office:value-type="string" calcext:value-type="string">
            <text:p>milissegundos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67058221" calcext:value-type="float">
            <text:p>1767058221</text:p>
          </table:table-cell>
          <table:table-cell office:value-type="string" calcext:value-type="string">
            <text:p>milissegundos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0665923" calcext:value-type="float">
            <text:p>1780665923</text:p>
          </table:table-cell>
          <table:table-cell office:value-type="string" calcext:value-type="string">
            <text:p>milissegundos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6795368" calcext:value-type="float">
            <text:p>1776795368</text:p>
          </table:table-cell>
          <table:table-cell office:value-type="string" calcext:value-type="string">
            <text:p>milissegundos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7812709" calcext:value-type="float">
            <text:p>1777812709</text:p>
          </table:table-cell>
          <table:table-cell office:value-type="string" calcext:value-type="string">
            <text:p>milissegundos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58659052" calcext:value-type="float">
            <text:p>1758659052</text:p>
          </table:table-cell>
          <table:table-cell office:value-type="string" calcext:value-type="string">
            <text:p>milissegundos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68549835" calcext:value-type="float">
            <text:p>1768549835</text:p>
          </table:table-cell>
          <table:table-cell office:value-type="string" calcext:value-type="string">
            <text:p>milissegundos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53022803" calcext:value-type="float">
            <text:p>1753022803</text:p>
          </table:table-cell>
          <table:table-cell office:value-type="string" calcext:value-type="string">
            <text:p>milissegundos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14612549" calcext:value-type="float">
            <text:p>1814612549</text:p>
          </table:table-cell>
          <table:table-cell office:value-type="string" calcext:value-type="string">
            <text:p>milissegundos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3819155" calcext:value-type="float">
            <text:p>1783819155</text:p>
          </table:table-cell>
          <table:table-cell office:value-type="string" calcext:value-type="string">
            <text:p>milissegundos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5979321" calcext:value-type="float">
            <text:p>1775979321</text:p>
          </table:table-cell>
          <table:table-cell office:value-type="string" calcext:value-type="string">
            <text:p>milissegundos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64462091" calcext:value-type="float">
            <text:p>1764462091</text:p>
          </table:table-cell>
          <table:table-cell office:value-type="string" calcext:value-type="string">
            <text:p>milissegundos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67467937" calcext:value-type="float">
            <text:p>1767467937</text:p>
          </table:table-cell>
          <table:table-cell office:value-type="string" calcext:value-type="string">
            <text:p>milissegundos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9912969" calcext:value-type="float">
            <text:p>1779912969</text:p>
          </table:table-cell>
          <table:table-cell office:value-type="string" calcext:value-type="string">
            <text:p>milissegundos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6983303" calcext:value-type="float">
            <text:p>1786983303</text:p>
          </table:table-cell>
          <table:table-cell office:value-type="string" calcext:value-type="string">
            <text:p>milissegundos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2354322" calcext:value-type="float">
            <text:p>1782354322</text:p>
          </table:table-cell>
          <table:table-cell office:value-type="string" calcext:value-type="string">
            <text:p>milissegundos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4655749" calcext:value-type="float">
            <text:p>1774655749</text:p>
          </table:table-cell>
          <table:table-cell office:value-type="string" calcext:value-type="string">
            <text:p>milissegundos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92052728" calcext:value-type="float">
            <text:p>1792052728</text:p>
          </table:table-cell>
          <table:table-cell office:value-type="string" calcext:value-type="string">
            <text:p>milissegundos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3573581" calcext:value-type="float">
            <text:p>1773573581</text:p>
          </table:table-cell>
          <table:table-cell office:value-type="string" calcext:value-type="string">
            <text:p>milissegundos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4525407" calcext:value-type="float">
            <text:p>1774525407</text:p>
          </table:table-cell>
          <table:table-cell office:value-type="string" calcext:value-type="string">
            <text:p>milissegundos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4244826" calcext:value-type="float">
            <text:p>1784244826</text:p>
          </table:table-cell>
          <table:table-cell office:value-type="string" calcext:value-type="string">
            <text:p>milissegundos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02980007" calcext:value-type="float">
            <text:p>1802980007</text:p>
          </table:table-cell>
          <table:table-cell office:value-type="string" calcext:value-type="string">
            <text:p>milissegundos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57666383" calcext:value-type="float">
            <text:p>1757666383</text:p>
          </table:table-cell>
          <table:table-cell office:value-type="string" calcext:value-type="string">
            <text:p>milissegundos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2027771" calcext:value-type="float">
            <text:p>1772027771</text:p>
          </table:table-cell>
          <table:table-cell office:value-type="string" calcext:value-type="string">
            <text:p>milissegundos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69191913" calcext:value-type="float">
            <text:p>1769191913</text:p>
          </table:table-cell>
          <table:table-cell office:value-type="string" calcext:value-type="string">
            <text:p>milissegundos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6679657" calcext:value-type="float">
            <text:p>1786679657</text:p>
          </table:table-cell>
          <table:table-cell office:value-type="string" calcext:value-type="string">
            <text:p>milissegundos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2374008" calcext:value-type="float">
            <text:p>1782374008</text:p>
          </table:table-cell>
          <table:table-cell office:value-type="string" calcext:value-type="string">
            <text:p>milissegundos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0356266" calcext:value-type="float">
            <text:p>1780356266</text:p>
          </table:table-cell>
          <table:table-cell office:value-type="string" calcext:value-type="string">
            <text:p>milissegundos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63492099" calcext:value-type="float">
            <text:p>1763492099</text:p>
          </table:table-cell>
          <table:table-cell office:value-type="string" calcext:value-type="string">
            <text:p>milissegundos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1238848" calcext:value-type="float">
            <text:p>1781238848</text:p>
          </table:table-cell>
          <table:table-cell office:value-type="string" calcext:value-type="string">
            <text:p>milissegundos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85973934" calcext:value-type="float">
            <text:p>1785973934</text:p>
          </table:table-cell>
          <table:table-cell office:value-type="string" calcext:value-type="string">
            <text:p>milissegundos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59519055" calcext:value-type="float">
            <text:p>1759519055</text:p>
          </table:table-cell>
          <table:table-cell office:value-type="string" calcext:value-type="string">
            <text:p>milissegundos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90619828" calcext:value-type="float">
            <text:p>1790619828</text:p>
          </table:table-cell>
          <table:table-cell office:value-type="string" calcext:value-type="string">
            <text:p>milissegundos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5182290" calcext:value-type="float">
            <text:p>1775182290</text:p>
          </table:table-cell>
          <table:table-cell office:value-type="string" calcext:value-type="string">
            <text:p>milissegundos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776173456" calcext:value-type="float">
            <text:p>1776173456</text:p>
          </table:table-cell>
          <table:table-cell office:value-type="string" calcext:value-type="string">
            <text:p>milissegundos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</text:p>
          </table:table-cell>
          <table:table-cell table:formula="of:=AVERAGE([.F1:.F50])" office:value-type="float" office:value="1777.06" calcext:value-type="float">
            <text:p>1777,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vio</text:p>
          </table:table-cell>
          <table:table-cell table:formula="of:=STDEV([.F1];[.F50])" office:value-type="float" office:value="4.94974746830583" calcext:value-type="float">
            <text:p>4,949747468305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manh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</text:p>
          </table:table-cell>
          <table:table-cell table:formula="of:=[.F53]/SQRT([.F54])" office:value-type="float" office:value="0.7" calcext:value-type="float">
            <text:p>0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20:39:42.3782383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9:00:58.966026368</meta:creation-date>
    <dc:date>2019-06-07T20:39:56.900131548</dc:date>
    <meta:editing-duration>PT6M8S</meta:editing-duration>
    <meta:editing-cycles>5</meta:editing-cycles>
    <meta:generator>LibreOffice/6.0.6.2$Linux_X86_64 LibreOffice_project/00m0$Build-2</meta:generator>
    <meta:document-statistic meta:table-count="1" meta:cell-count="258" meta:object-count="0"/>
  </office:meta>
</office:document-meta>
</file>